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LEANSING OF LEPROSY (5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LEANSING OF LEPROSY (5:1-19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Naaman's disease (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Naaman's determination (5:2-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Naaman's determination (5:2-5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little girl (5:2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large gift (5:4-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CLEANSING OF LEPROSY (5:1-19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Naaman's disease (5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Naaman's determination (5:2-5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Naaman's detainment (5:6-8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Naaman's detainment (5:6-8)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request by the king of Aram (5:6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response by the king of Israel (5:7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reassurance by the man of God (5:8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CLEANSING OF LEPROSY (5:1-19)<text:s text:c="1"/></text:span><text:span text:style-name="a508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Naaman's disease (5:1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Naaman's determination (5:2-5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Naaman's detainment (5:6-8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Naaman's displeasure (5:9-13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Naaman's displeasure (5:9-13)<text:s text:c="1"/></text:span><text:span text:style-name="a529" text:class-names=""/></text:p>
          </draw:text-box>
          <svg:title/>
          <svg:desc/>
        </draw:frame>
        <draw:frame draw:id="id96" presentation:style-name="a544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announcement (5:9-10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anger (5:11-12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advice (5:13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8" draw:style-name="a545" draw:master-page-name="Master1-Layout12-tx-Title-and-Text" presentation:presentation-page-layout-name="Master1-PPL12" draw:id="Slide-263">
        <draw:frame draw:id="id97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THE CLEANSING OF LEPROSY (5:1-19)<text:s text:c="1"/></text:span><text:span text:style-name="a547" text:class-names=""/></text:p>
          </draw:text-box>
          <svg:title/>
          <svg:desc/>
        </draw:frame>
        <draw:frame draw:id="id98" presentation:style-name="a571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Naaman's disease (5:1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Naaman's determination (5:2-5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Naaman's detainment (5:6-8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Naaman's displeasure (5:9-13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Naaman's deliverance (5:14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Naaman's dedication (5:15-19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9" draw:style-name="a572" draw:master-page-name="Master1-Layout12-tx-Title-and-Text" presentation:presentation-page-layout-name="Master1-PPL12" draw:id="Slide-264">
        <draw:frame draw:id="id99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Naaman's dedication (5:15-19)<text:s text:c="1"/></text:span><text:span text:style-name="a574" text:class-names=""/></text:p>
          </draw:text-box>
          <svg:title/>
          <svg:desc/>
        </draw:frame>
        <draw:frame draw:id="id100" presentation:style-name="a586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His presents (5:15-16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His promises (5:17-19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0" draw:style-name="a587" draw:master-page-name="Master1-Layout12-tx-Title-and-Text" presentation:presentation-page-layout-name="Master1-PPL12" draw:id="Slide-265">
        <draw:frame draw:id="id101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THE CLEANSING OF LEPROSY (5:1-19)<text:s text:c="1"/></text:span><text:span text:style-name="a589" text:class-names=""/></text:p>
          </draw:text-box>
          <svg:title/>
          <svg:desc/>
        </draw:frame>
        <draw:frame draw:id="id102" presentation:style-name="a613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Naaman's disease (5:1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Naaman's determination (5:2-5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Naaman's detainment (5:6-8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Naaman's displeasure (5:9-13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Naaman's deliverance (5:14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Naaman's dedication (5:15-19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1" draw:style-name="a614" draw:master-page-name="Master1-Layout12-tx-Title-and-Text" presentation:presentation-page-layout-name="Master1-PPL12" draw:id="Slide-266">
        <draw:frame draw:id="id103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2 KINGS 5<text:s text:c="1"/></text:span><text:span text:style-name="a616" text:class-names=""/></text:p>
          </draw:text-box>
          <svg:title/>
          <svg:desc/>
        </draw:frame>
        <draw:frame draw:id="id104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THE CLEANSING OF LEPROSY (5:1-19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THE CURSE OF LEPROSY (5:20-27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2" draw:style-name="a629" draw:master-page-name="Master1-Layout12-tx-Title-and-Text" presentation:presentation-page-layout-name="Master1-PPL12" draw:id="Slide-267">
        <draw:frame draw:id="id105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THE CURSE OF LEPROSY (5:20-27)<text:s text:c="1"/></text:span><text:span text:style-name="a631" text:class-names=""/></text:p>
          </draw:text-box>
          <svg:title/>
          <svg:desc/>
        </draw:frame>
        <draw:frame draw:id="id106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Gehazi's lust (5:20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Gehazi's lie (5:21-24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Gehazi's leprosy (5:25-27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3" draw:style-name="a647" draw:master-page-name="Master1-Layout12-tx-Title-and-Text" presentation:presentation-page-layout-name="Master1-PPL12" draw:id="Slide-268">
        <draw:frame draw:id="id107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2 KINGS 5<text:s text:c="1"/></text:span><text:span text:style-name="a649" text:class-names=""/></text:p>
          </draw:text-box>
          <svg:title/>
          <svg:desc/>
        </draw:frame>
        <draw:frame draw:id="id108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THE CLEANSING OF LEPROSY (5:1-19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THE CURSE OF LEPROSY (5:20-27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5 </dc:title>
    <meta:initial-creator>David STRICKLAND</meta:initial-creator>
    <dc:creator>David STRICKLAND</dc:creator>
    <meta:creation-date>2020-02-22T19:24:55Z</meta:creation-date>
    <dc:date>2020-02-22T19:24:55Z</dc:date>
    <meta:template xlink:href="BibleStudy" xlink:type="simple"/>
    <meta:editing-cycles>1</meta:editing-cycles>
    <meta:editing-duration>PT0S</meta:editing-duration>
    <meta:document-statistic meta:paragraph-count="52" meta:word-count="331"/>
  </office:meta>
</office:document-meta>
</file>